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21d9" officeooo:paragraph-rsid="001321d9"/>
    </style:style>
    <style:style style:name="P2" style:family="paragraph" style:parent-style-name="Standard">
      <style:text-properties officeooo:rsid="00137b74" officeooo:paragraph-rsid="00137b74"/>
    </style:style>
    <style:style style:name="P3" style:family="paragraph" style:parent-style-name="Standard">
      <style:text-properties officeooo:rsid="00138466" officeooo:paragraph-rsid="00138466"/>
    </style:style>
    <style:style style:name="P4" style:family="paragraph" style:parent-style-name="Standard">
      <style:text-properties officeooo:rsid="0013ef4e" officeooo:paragraph-rsid="0013ef4e"/>
    </style:style>
    <style:style style:name="P5" style:family="paragraph" style:parent-style-name="Standard">
      <style:text-properties officeooo:rsid="0014f9c6" officeooo:paragraph-rsid="0014f9c6"/>
    </style:style>
    <style:style style:name="P6" style:family="paragraph" style:parent-style-name="Standard">
      <style:text-properties officeooo:rsid="001503e7" officeooo:paragraph-rsid="001503e7"/>
    </style:style>
    <style:style style:name="P7" style:family="paragraph" style:parent-style-name="Standard">
      <style:text-properties officeooo:rsid="00158668" officeooo:paragraph-rsid="001586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lk about ET budget at smaller scale and how we know that it varies dramatically, but we are unable to measure at ecosystem scale.</text:p>
      <text:p text:style-name="P1"/>
      <text:p text:style-name="P2">Diagnostic tool – make it clearer how the measurements will build up to this, the word “tool” is confusing. “method”</text:p>
      <text:p text:style-name="P2"/>
      <text:p text:style-name="P2">make it clear that we are talking about atmospheric eddies</text:p>
      <text:p text:style-name="P2"/>
      <text:p text:style-name="P2">explanation of eddy covariance and isotopes come too late, talk about them in broad sense of why we use them to understand/measure transpiration</text:p>
      <text:p text:style-name="P2"/>
      <text:p text:style-name="P2">justified margins</text:p>
      <text:p text:style-name="P2"/>
      <text:p text:style-name="P3">Sectioned headers, before numbered objectives put isopte/eddy covariance explanation</text:p>
      <text:p text:style-name="P3"/>
      <text:p text:style-name="P4">Or get more specific that we are going to devleop method to measure transpiration at higher time resolution at ecosystem spatial scale, then maybe keep existing structured</text:p>
      <text:p text:style-name="P4"/>
      <text:p text:style-name="P5">plants don’t have goals</text:p>
      <text:p text:style-name="P5"/>
      <text:p text:style-name="P6">put in afigure of Craig-Gordon modeling</text:p>
      <text:p text:style-name="P6"/>
      <text:p text:style-name="P6">45 word sentences get rid of</text:p>
      <text:p text:style-name="P6"/>
      <text:p text:style-name="P7">Eric Slasserof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3:05:18.941789013</meta:creation-date>
    <dc:date>2018-05-24T13:25:46.089076875</dc:date>
    <meta:editing-duration>PT20M24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132" meta:character-count="825" meta:non-whitespace-character-count="703"/>
  </office:meta>
</office:document-meta>
</file>